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-16941" calcext:value-type="float">
            <text:p>-16941</text:p>
          </table:table-cell>
          <table:table-cell/>
          <table:table-cell table:formula="of:=[.E51]-[.E50]" office:value-type="float" office:value="-2798" calcext:value-type="float">
            <text:p>-2798</text:p>
          </table:table-cell>
          <table:table-cell/>
          <table:table-cell table:formula="of:=[.H50]+[.G51]" office:value-type="float" office:value="11694" calcext:value-type="float">
            <text:p>11694</text:p>
          </table:table-cell>
          <table:table-cell/>
          <table:table-cell table:formula="of:=[.I51]-[.I50]"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11694" calcext:value-type="float">
            <text:p>11694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11694" calcext:value-type="float">
            <text:p>11694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11694" calcext:value-type="float">
            <text:p>11694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11694" calcext:value-type="float">
            <text:p>11694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11694" calcext:value-type="float">
            <text:p>11694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11694" calcext:value-type="float">
            <text:p>11694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11694" calcext:value-type="float">
            <text:p>11694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11694" calcext:value-type="float">
            <text:p>11694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11694" calcext:value-type="float">
            <text:p>11694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11694" calcext:value-type="float">
            <text:p>11694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11694" calcext:value-type="float">
            <text:p>1169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11694" calcext:value-type="float">
            <text:p>1169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11694" calcext:value-type="float">
            <text:p>1169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11694" calcext:value-type="float">
            <text:p>1169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11694" calcext:value-type="float">
            <text:p>1169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11694" calcext:value-type="float">
            <text:p>1169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11694" calcext:value-type="float">
            <text:p>1169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1694" calcext:value-type="float">
            <text:p>1169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1694" calcext:value-type="float">
            <text:p>1169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1694" calcext:value-type="float">
            <text:p>1169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1694" calcext:value-type="float">
            <text:p>1169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1694" calcext:value-type="float">
            <text:p>1169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1694" calcext:value-type="float">
            <text:p>1169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1694" calcext:value-type="float">
            <text:p>1169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1694" calcext:value-type="float">
            <text:p>1169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1694" calcext:value-type="float">
            <text:p>1169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1694" calcext:value-type="float">
            <text:p>1169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1694" calcext:value-type="float">
            <text:p>1169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1694" calcext:value-type="float">
            <text:p>1169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1694" calcext:value-type="float">
            <text:p>1169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1694" calcext:value-type="float">
            <text:p>1169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1694" calcext:value-type="float">
            <text:p>1169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1694" calcext:value-type="float">
            <text:p>1169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1694" calcext:value-type="float">
            <text:p>1169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1694" calcext:value-type="float">
            <text:p>1169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1694" calcext:value-type="float">
            <text:p>1169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1694" calcext:value-type="float">
            <text:p>1169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1694" calcext:value-type="float">
            <text:p>1169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1694" calcext:value-type="float">
            <text:p>1169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1694" calcext:value-type="float">
            <text:p>1169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1694" calcext:value-type="float">
            <text:p>1169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1694" calcext:value-type="float">
            <text:p>1169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1694" calcext:value-type="float">
            <text:p>1169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1694" calcext:value-type="float">
            <text:p>1169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1694" calcext:value-type="float">
            <text:p>1169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1694" calcext:value-type="float">
            <text:p>1169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1694" calcext:value-type="float">
            <text:p>1169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1694" calcext:value-type="float">
            <text:p>1169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1694" calcext:value-type="float">
            <text:p>1169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1694" calcext:value-type="float">
            <text:p>1169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1694" calcext:value-type="float">
            <text:p>1169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1694" calcext:value-type="float">
            <text:p>1169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1694" calcext:value-type="float">
            <text:p>1169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1694" calcext:value-type="float">
            <text:p>1169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1694" calcext:value-type="float">
            <text:p>1169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1694" calcext:value-type="float">
            <text:p>1169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1694" calcext:value-type="float">
            <text:p>1169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1694" calcext:value-type="float">
            <text:p>1169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11694" calcext:value-type="float">
            <text:p>11694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11694" calcext:value-type="float">
            <text:p>11694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11694" calcext:value-type="float">
            <text:p>11694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11694" calcext:value-type="float">
            <text:p>11694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11694" calcext:value-type="float">
            <text:p>11694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11694" calcext:value-type="float">
            <text:p>11694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11694" calcext:value-type="float">
            <text:p>11694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11694" calcext:value-type="float">
            <text:p>11694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15:32:14.397733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16T16:50:07.561506962</dc:date>
    <meta:editing-cycles>60</meta:editing-cycles>
    <meta:editing-duration>P5DT14H10M38S</meta:editing-duration>
    <meta:generator>LibreOffice/6.0.3.2$Linux_X86_64 LibreOffice_project/00m0$Build-2</meta:generator>
    <meta:document-statistic meta:table-count="1" meta:cell-count="8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